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91c1" officeooo:paragraph-rsid="001e91c1"/>
    </style:style>
    <style:style style:name="P2" style:family="paragraph" style:parent-style-name="Standard">
      <style:text-properties officeooo:rsid="00214088" officeooo:paragraph-rsid="00214088"/>
    </style:style>
    <style:style style:name="P3" style:family="paragraph" style:parent-style-name="Standard">
      <style:text-properties officeooo:rsid="00230b49" officeooo:paragraph-rsid="00230b49"/>
    </style:style>
    <style:style style:name="T1" style:family="text">
      <style:text-properties officeooo:rsid="002019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vegadores, caracteristicas</text:p>
      <text:p text:style-name="P1">Navegadores, arquitectura de ejecución</text:p>
      <text:p text:style-name="P1"/>
      <text:p text:style-name="P1">Motor de renderizado, el core del navegador</text:p>
      <text:p text:style-name="P1"/>
      <text:p text:style-name="P1"/>
      <text:p text:style-name="P1">HTML esqueleto, CSS para estilo grafico y JavaScript para fragmentos de código. <text:span text:style-name="T1">Regulado por ECMA</text:span></text:p>
      <text:p text:style-name="P1"/>
      <text:p text:style-name="P2">Lenguaje de programacion -ç&gt; escritura de código</text:p>
      <text:p text:style-name="P2">Librería → dependencia externa para añadir funcionalidades</text:p>
      <text:p text:style-name="P2">Framework → Marco de instrucciones para el programador</text:p>
      <text:p text:style-name="P2"/>
      <text:p text:style-name="P2">Vocabulario</text:p>
      <text:p text:style-name="P2"/>
      <text:p text:style-name="P2">-Frontend</text:p>
      <text:p text:style-name="P2">-Backend</text:p>
      <text:p text:style-name="P2">-Client-side</text:p>
      <text:p text:style-name="P2">-Server-side</text:p>
      <text:p text:style-name="P2">-JS, Angular, Vue</text:p>
      <text:p text:style-name="P2">-Node</text:p>
      <text:p text:style-name="P2">-Hoisting, errores tempranos</text:p>
      <text:p text:style-name="P2"/>
      <text:p text:style-name="P2">Javascript es un lenguaje interpretado</text:p>
      <text:p text:style-name="P2">Interpretado: No hay compilación. Línea a línea. No genera un exe pero es Compilado JIT. Javascript es compilado just in time, solo se compila al momento del leer el codigo</text:p>
      <text:p text:style-name="P2"/>
      <text:p text:style-name="P2">Js es orientado a objetos</text:p>
      <text:p text:style-name="P2">Js es imperativo, orientado a ordenes</text:p>
      <text:p text:style-name="P2">Js es estructurado (secuencia, selección e iteración)</text:p>
      <text:p text:style-name="P2">Js es debilmente tipado (no hay que definir el tipo de variables). Esto es malo en proyectos largos o muy grandes</text:p>
      <text:p text:style-name="P2">Js tiene tipicación dinámica. El tipo de una variable puede cambiar a lo largo del código</text:p>
      <text:p text:style-name="P2"/>
      <text:p text:style-name="P2"/>
      <text:p text:style-name="P3">En el cliente siempre hace falta un html que incluya el codigo js para verlo. Pero en un entorno servidor no necesitamos el html</text:p>
      <text:p text:style-name="P3"/>
      <text:p text:style-name="P3">Ofuscar el código</text:p>
      <text:p text:style-name="P3"/>
      <text:p text:style-name="P3"/>
      <text:p text:style-name="P3">defer: significa que el srcipt debe ejecutarse después de cargar toda la pagina</text:p>
      <text:p text:style-name="P3">async: significa que el script se ejecutará de forma sincrónica a la carga de la página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08:11:10.223000000</meta:creation-date>
    <meta:generator>LibreOffice/7.5.4.2$Windows_X86_64 LibreOffice_project/36ccfdc35048b057fd9854c757a8b67ec53977b6</meta:generator>
    <dc:date>2023-09-20T09:47:29.951000000</dc:date>
    <meta:editing-duration>PT1H36M18S</meta:editing-duration>
    <meta:editing-cycles>4</meta:editing-cycles>
    <meta:document-statistic meta:table-count="0" meta:image-count="0" meta:object-count="0" meta:page-count="1" meta:paragraph-count="26" meta:word-count="208" meta:character-count="1306" meta:non-whitespace-character-count="1124"/>
  </office:meta>
</office:document-meta>
</file>